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officeooo:paragraph-rsid="001fad04"/>
    </style:style>
    <style:style style:name="P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8eef9" style:font-size-asian="9pt" style:font-size-complex="9pt"/>
    </style:style>
    <style:style style:name="P5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28eef9" style:font-size-asian="11pt" style:font-size-complex="11pt"/>
    </style:style>
    <style:style style:name="P6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28eef9" style:font-size-asian="12pt" style:font-size-complex="12pt"/>
    </style:style>
    <style:style style:name="P7" style:family="paragraph" style:parent-style-name="Contact">
      <style:text-properties fo:language="de" fo:country="DE" officeooo:rsid="001c2fff"/>
    </style:style>
    <style:style style:name="P8" style:family="paragraph" style:parent-style-name="Standard">
      <style:paragraph-properties fo:margin-top="0cm" fo:margin-bottom="0.282cm" loext:contextual-spacing="false" fo:line-height="108%"/>
    </style:style>
    <style:style style:name="P9" style:family="paragraph" style:parent-style-name="Normal_20_with_20_left_20_border">
      <style:text-properties officeooo:paragraph-rsid="002237f4"/>
    </style:style>
    <style:style style:name="P10" style:family="paragraph" style:parent-style-name="Normal_20_with_20_left_20_border">
      <style:text-properties officeooo:paragraph-rsid="0025714f"/>
    </style:style>
    <style:style style:name="P11" style:family="paragraph" style:parent-style-name="Normal_20_with_20_left_20_border">
      <style:text-properties officeooo:paragraph-rsid="002704b8"/>
    </style:style>
    <style:style style:name="P12" style:family="paragraph" style:parent-style-name="Normal_20_with_20_left_20_border">
      <style:text-properties fo:language="fr" fo:country="FR" officeooo:rsid="0024592e" officeooo:paragraph-rsid="002237f4"/>
    </style:style>
    <style:style style:name="P13" style:family="paragraph" style:parent-style-name="Normal_20_with_20_left_20_border">
      <style:text-properties fo:language="de" fo:country="DE" officeooo:paragraph-rsid="002237f4"/>
    </style:style>
    <style:style style:name="P14" style:family="paragraph" style:parent-style-name="Skills_20_used">
      <style:text-properties fo:language="fr" fo:country="FR" officeooo:rsid="002237f4" officeooo:paragraph-rsid="002237f4"/>
    </style:style>
    <style:style style:name="P15" style:family="paragraph" style:parent-style-name="Name">
      <style:paragraph-properties fo:break-before="page"/>
      <style:text-properties fo:language="de" fo:country="DE" officeooo:rsid="001c2fff"/>
    </style:style>
    <style:style style:name="P16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8eef9" style:font-size-asian="9pt" style:font-size-complex="9pt"/>
    </style:style>
    <style:style style:name="P17" style:family="paragraph" style:parent-style-name="Contact">
      <style:text-properties fo:language="de" fo:country="DE" officeooo:rsid="001c2fff"/>
    </style:style>
    <style:style style:name="P18" style:family="paragraph" style:parent-style-name="Contact">
      <style:text-properties fo:language="de" fo:country="DE" officeooo:rsid="002a811f" officeooo:paragraph-rsid="002a811f"/>
    </style:style>
    <style:style style:name="P19" style:family="paragraph" style:parent-style-name="Heading_20_1">
      <style:text-properties officeooo:paragraph-rsid="0028eef9"/>
    </style:style>
    <style:style style:name="P20" style:family="paragraph" style:parent-style-name="Heading_20_1">
      <style:text-properties fo:language="en" fo:country="US" officeooo:paragraph-rsid="0028eef9"/>
    </style:style>
    <style:style style:name="P21" style:family="paragraph" style:parent-style-name="Heading_20_1">
      <style:text-properties fo:language="de" fo:country="CH"/>
    </style:style>
    <style:style style:name="P22" style:family="paragraph" style:parent-style-name="Heading_20_1"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2237f4"/>
    </style:style>
    <style:style style:name="T3" style:family="text">
      <style:text-properties fo:language="de" fo:country="CH"/>
    </style:style>
    <style:style style:name="T4" style:family="text">
      <style:text-properties fo:language="de" fo:country="CH" officeooo:rsid="001fad04"/>
    </style:style>
    <style:style style:name="T5" style:family="text">
      <style:text-properties fo:language="de" fo:country="CH" officeooo:rsid="0025714f"/>
    </style:style>
    <style:style style:name="T6" style:family="text">
      <style:text-properties fo:color="#7f7f7f" style:font-name="Verdana" fo:language="fr" fo:country="FR" fo:font-weight="normal" officeooo:rsid="001e2d17" style:font-weight-asian="normal" style:font-weight-complex="normal"/>
    </style:style>
    <style:style style:name="T7" style:family="text">
      <style:text-properties fo:font-variant="normal" fo:text-transform="none" style:use-window-font-color="true" style:font-name="Verdana" fo:letter-spacing="0.035cm" fo:language="de" fo:country="DE" fo:font-weight="bold" officeooo:rsid="002237f4" style:font-weight-asian="bold"/>
    </style:style>
    <style:style style:name="T8" style:family="text">
      <style:text-properties fo:font-variant="normal" fo:text-transform="none" style:use-window-font-color="true" style:font-name="Verdana" fo:letter-spacing="0.035cm" fo:language="de" fo:country="DE" fo:font-weight="normal" officeooo:rsid="002704b8" style:font-weight-asian="normal" style:font-weight-complex="normal"/>
    </style:style>
    <style:style style:name="T9" style:family="text">
      <style:text-properties fo:font-variant="normal" fo:text-transform="none" style:use-window-font-color="true" style:font-name="Verdana" fo:letter-spacing="0.035cm" fo:language="de" fo:country="CH" fo:font-weight="bold" officeooo:rsid="0025714f" style:font-weight-asian="bold"/>
    </style:style>
    <style:style style:name="T10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>[NAME], [STREET], [PLZ_WITH_LOCATION]</text:p>
      <text:p text:style-name="P5">Anrede</text:p>
      <text:p text:style-name="P5">Vorname Name</text:p>
      <text:p text:style-name="P5">Firma</text:p>
      <text:p text:style-name="P5">Adresse</text:p>
      <text:p text:style-name="P5">PLZ Ort</text:p>
      <text:p text:style-name="P6"/>
      <text:p text:style-name="P6"/>
      <text:p text:style-name="P6"/>
      <text:p text:style-name="P6"/>
      <text:p text:style-name="Normal"><text:span text:style-name="T10">[LOCATION]</text:span>, <text:span text:style-name="T10"><text:date style:data-style-name="N10081" text:date-value="2021-12-03T17:03:15.631912210">3. December 2021</text:date></text:span></text:p>
      <text:p text:style-name="P6"/>
      <text:list xml:id="list3960750834" text:style-name="Outline">
        <text:list-item>
          <text:h text:style-name="P19" text:outline-level="1">Bewerbung als [JOB_TITLE]</text:h>
        </text:list-item>
      </text:list>
      <text:p text:style-name="P6"/>
      <text:p text:style-name="Normal">Sehr geehrte Damen und Herren</text:p>
      <text:p text:style-name="Normal"/>
      <text:p text:style-name="Normal">[MOTIVATION_LETTER_WHY_YOU]</text:p>
      <text:p text:style-name="Normal"/>
      <text:p text:style-name="Normal">[MOTIVATION_LETTER_WHY_ME]</text:p>
      <text:p text:style-name="Normal"/>
      <text:p text:style-name="Normal">[MOTIVATION_LETTER_WHY_US]</text:p>
      <text:p text:style-name="Normal"/>
      <text:p text:style-name="Normal">Freundliche Grüße</text:p>
      <text:p text:style-name="Normal"/>
      <text:p text:style-name="Normal">[NAME]</text:p>
      <text:p text:style-name="P15">[NAME]</text:p>
      <text:p text:style-name="P7">[STREET]</text:p>
      <text:p text:style-name="P7">[PLZ_WITH_LOCATION]</text:p>
      <text:p text:style-name="P7">[PHONE]</text:p>
      <text:p text:style-name="P7">[EMAIL]</text:p>
      <text:p text:style-name="P18">[LOCALIZED_BIRTH_DAY]</text:p>
      <text:p text:style-name="P18">[NATIONALITY]</text:p>
      <text:p text:style-name="P18">[MARITAL_STATUS]</text:p>
      <text:list xml:id="list170316362143605" text:continue-numbering="true" text:style-name="Outline">
        <text:list-item>
          <text:h text:style-name="P20" text:outline-level="1">ZUSAMMENFASSUNG</text:h>
        </text:list-item>
      </text:list>
      <text:p text:style-name="Standard"/>
      <text:p text:style-name="Normal_20_with_20_left_20_border"><text:span text:style-name="Bold_20_Expanded"><text:span text:style-name="T6">[SHORT_DESCRIPTION]</text:span></text:span></text:p>
      <text:p text:style-name="P1"/>
      <text:list xml:id="list170316120369033" text:continue-numbering="true" text:style-name="Outline">
        <text:list-item>
          <text:h text:style-name="P21" text:outline-level="1">BERUFLICHER WERDEGANG</text:h>
        </text:list-item>
      </text:list>
      <text:p text:style-name="P3"><text:span text:style-name="Bold_20_Expanded"><text:span text:style-name="T4"/></text:span></text:p>
      <text:section text:style-name="Sect1" text:name="experience-section">
        <text:p text:style-name="P9"><text:span text:style-name="Bold_20_Expanded"><text:span text:style-name="T7">[CV_UNIT_NAME]</text:span></text:span><text:span text:style-name="Bold_20_Expanded"><text:span text:style-name="T1"> </text:span></text:span><text:span text:style-name="T1">- </text:span><text:span text:style-name="T2">[CV_UNIT_LOCATION]</text:span><text:span text:style-name="T1">, </text:span><text:span text:style-name="T2">[CV_UNIT_START_DATE_YEAR] </text:span><text:span text:style-name="T1">/ </text:span><text:span text:style-name="T2">[CV_UNIT_END_DATE_YEAR]</text:span></text:p>
        <text:p text:style-name="P14">[CV_UNIT_COMPANY]</text:p>
        <text:p text:style-name="P12">[CV_UNIT_CONTENT]</text:p>
        <text:p text:style-name="P13"/>
      </text:section>
      <text:p text:style-name="Standard"/>
      <text:list xml:id="list170316047114978" text:continue-numbering="true" text:style-name="Outline">
        <text:list-item>
          <text:h text:style-name="P21" text:outline-level="1">AUSBILDUNG</text:h>
        </text:list-item>
      </text:list>
      <text:p text:style-name="P2"/>
      <text:section text:style-name="Sect1" text:name="education-section">
        <text:p text:style-name="P10"><text:span text:style-name="Bold_20_Expanded"><text:span text:style-name="T9">[CV_UNIT_NAME]</text:span></text:span><text:span text:style-name="Bold_20_Expanded"><text:span text:style-name="T3"> </text:span></text:span><text:span text:style-name="T5">[CV_UNIT_COMPANY]</text:span><text:span text:style-name="T3">, </text:span><text:span text:style-name="T2">[CV_UNIT_START_DATE_YEAR] </text:span><text:span text:style-name="T1">/ </text:span><text:span text:style-name="T2">[CV_UNIT_END_DATE_YEAR]</text:span></text:p>
      </text:section>
      <text:p text:style-name="P2"/>
      <text:list xml:id="list170316689970191" text:continue-numbering="true" text:style-name="Outline">
        <text:list-item>
          <text:h text:style-name="P22" text:outline-level="1">FÄHIGKEITEN</text:h>
        </text:list-item>
      </text:list>
      <text:p text:style-name="P2"/>
      <text:section text:style-name="Sect1" text:name="skills-section">
        <text:p text:style-name="P11"><text:span text:style-name="Bold_20_Expanded"><text:span text:style-name="T9">[CV_UNIT_NAME]: </text:span></text:span><text:span text:style-name="Bold_20_Expanded"><text:span text:style-name="T8">[CV_UNIT_CONTENT]</text:span></text:span></text:p>
      </text:section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cm" loext:contextual-spacing="false" fo:line-height="100%" fo:orphans="2" fo:widows="2" style:writing-mode="lr-tb"/>
      <style:text-properties style:use-window-font-color="true" style:font-name="Verdana" fo:font-family="Verdan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06cm" fo:margin-bottom="0cm" loext:contextual-spacing="false"/>
      <style:text-properties fo:color="#6f4f32" fo:font-size="20pt" fo:letter-spacing="0.035cm" fo:language="es" fo:country="ES" fo:font-weight="bold" style:font-size-asian="20pt" style:font-weight-asian="bold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404040" fo:letter-spacing="0.035cm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cm" fo:margin-bottom="0.106cm" loext:contextual-spacing="false"/>
      <style:text-properties fo:color="#404040" fo:font-style="italic" style:font-style-asian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6e9400" style:font-name="Calibri Light" fo:font-family="'Calibri Light'" style:font-family-generic="roman" style:font-pitch="variable" fo:font-style="italic" style:font-style-asian="italic" style:font-style-complex="italic"/>
    </style:style>
    <style:style style:name="Name" style:family="paragraph" style:default-outline-level="" style:list-style-name="">
      <style:text-properties fo:text-transform="uppercase" fo:letter-spacing="0.071cm"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font-name="Verdana" fo:font-family="Verdana" style:font-family-generic="roman" style:font-pitch="variable"/>
    </style:style>
    <style:style style:name="Normal_20_with_20_left_20_border" style:display-name="Normal with left border" style:family="paragraph" style:parent-style-name="Standard" style:default-outline-level="" style:list-style-name="">
      <style:paragraph-properties fo:margin-left="1.27cm" fo:margin-right="0cm" fo:margin-top="0cm" fo:margin-bottom="0cm" loext:contextual-spacing="false" fo:line-height="115%" fo:text-indent="0cm" style:auto-text-indent="false" fo:padding-left="0.494cm" fo:padding-right="0cm" fo:padding-top="0cm" fo:padding-bottom="0cm" fo:border-left="4.99pt solid #94c600" fo:border-right="none" fo:border-top="none" fo:border-bottom="none"/>
      <style:text-properties fo:language="es" fo:country="ES"/>
    </style:style>
    <style:style style:name="Contact" style:family="paragraph" style:parent-style-name="No_20_Spacing" style:default-outline-level="" style:list-style-name="">
      <style:paragraph-properties fo:text-align="end" style:justify-single-word="false"/>
      <style:text-properties fo:color="#7f7f7f"/>
    </style:style>
    <style:style style:name="Skills_20_used" style:display-name="Skills used" style:family="paragraph" style:parent-style-name="Normal_20_with_20_left_20_border" style:default-outline-level="" style:list-style-name="">
      <style:text-properties fo:color="#7f7f7f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e682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text" style:parent-style-name="Default_20_Paragraph_20_Font">
      <style:text-properties fo:color="#6f4f32" style:font-name="Verdana" fo:font-family="Verdana" style:font-family-generic="roman" style:font-pitch="variable" fo:font-size="20pt" fo:letter-spacing="0.035cm" fo:language="es" fo:country="ES" fo:font-weight="bold" style:font-size-asian="20pt" style:font-weight-asian="bold" style:font-size-complex="20pt"/>
    </style:style>
    <style:style style:name="Überschrift_20_2_20_Zchn" style:display-name="Überschrift 2 Zchn" style:family="text" style:parent-style-name="Default_20_Paragraph_20_Font">
      <style:text-properties fo:color="#404040" style:font-name="Verdana" fo:font-family="Verdana" style:font-family-generic="roman" style:font-pitch="variable" fo:letter-spacing="0.035cm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404040" style:font-name="Verdana" fo:font-family="Verdana" style:font-family-generic="roman" style:font-pitch="variable" fo:font-style="italic" style:font-style-asian="italic"/>
    </style:style>
    <style:style style:name="Überschrift_20_4_20_Zchn" style:display-name="Überschrift 4 Zchn" style:family="text" style:parent-style-name="Default_20_Paragraph_20_Font">
      <style:text-properties fo:color="#6e9400" style:font-name="Calibri Light" fo:font-family="'Calibri Light'" style:font-family-generic="roman" style:font-pitch="variable" fo:font-style="italic" style:font-style-asian="italic" style:font-style-complex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ld_20_Expanded" style:display-name="Bold Expanded" style:family="text" style:parent-style-name="Default_20_Paragraph_20_Font">
      <style:text-properties fo:font-variant="normal" fo:text-transform="none" fo:letter-spacing="0.035cm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hps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16cm" fo:margin-bottom="1.016cm" fo:margin-left="1.016cm" fo:margin-right="1.016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benslaufgestalten.de</meta:initial-creator>
    <meta:editing-cycles>20</meta:editing-cycles>
    <meta:print-date>2019-06-18T11:52:28.44</meta:print-date>
    <meta:creation-date>2019-05-18T18:06:00</meta:creation-date>
    <dc:date>2021-12-03T17:03:15.537407867</dc:date>
    <meta:editing-duration>PT23M26S</meta:editing-duration>
    <meta:generator>LibreOffice/6.4.7.2$Linux_X86_64 LibreOffice_project/40$Build-2</meta:generator>
    <meta:document-statistic meta:table-count="0" meta:image-count="0" meta:object-count="0" meta:page-count="2" meta:paragraph-count="32" meta:word-count="57" meta:character-count="671" meta:non-whitespace-character-count="6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